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625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66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>
      <style:table-cell-properties fo:background-color="#009933"/>
      <style:text-properties fo:color="#000000"/>
    </style:style>
    <style:style style:name="ce6" style:family="table-cell" style:parent-style-name="Default">
      <style:table-cell-properties fo:background-color="#cc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  <table:table-cell table:style-name="ce6"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  <table:table-cell table:style-name="ce6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as false positives</text:p>
          </table:table-cell>
          <table:table-cell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/>
        </table:table-row>
        <table:table-row table:style-name="ro1">
          <table:table-cell table:style-name="ce2" office:value-type="float" office:value="6.1" calcext:value-type="float">
            <text:p>6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table:style-name="ce2" office:value-type="float" office:value="6.2" calcext:value-type="float">
            <text:p>6.2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the literals are folded in the AST so there is no way to figure out if they were originally passed as integer literals or character literals</text:p>
          </table:table-cell>
          <table:table-cell table:style-name="ce6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8.5" calcext:value-type="float">
            <text:p>8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5" office:value-type="float" office:value="8.7" calcext:value-type="float">
            <text:p>8.7</text:p>
          </table:table-cell>
          <table:table-cell table:style-name="ce5" office:value-type="string" calcext:value-type="string">
            <text:p>implemented</text:p>
          </table:table-cell>
          <table:table-cell table:style-name="ce5"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  <table:table-cell table:style-name="ce6"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0.1" calcext:value-type="float">
            <text:p>10.1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table:style-name="ce4" office:value-type="float" office:value="10.2" calcext:value-type="float">
            <text:p>10.2</text:p>
          </table:table-cell>
          <table:table-cell table:style-name="ce4" office:value-type="string" calcext:value-type="string">
            <text:p>dunno how to do it</text:p>
          </table:table-cell>
          <table:table-cell table:style-name="ce4" office:value-type="string" calcext:value-type="string">
            <text:p>Done-minus the complex part</text:p>
          </table:table-cell>
          <table:table-cell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  <table:table-cell table:style-name="ce6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esnt support checks inside a PP directive conditional but they are automatically cast to long so if you even overflow on that…</text:p>
          </table:table-cell>
          <table:table-cell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  <table:table-cell table:style-name="ce6"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7.2" calcext:value-type="float">
            <text:p>17.2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table:style-name="ce4" office:value-type="float" office:value="17.3" calcext:value-type="float">
            <text:p>17.3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8.1" calcext:value-type="float">
            <text:p>18.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 table:style-name="ce6"/>
        </table:table-row>
        <table:table-row table:style-name="ro1">
          <table:table-cell table:style-name="ce4" office:value-type="float" office:value="19.5" calcext:value-type="float">
            <text:p>19.5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table:style-name="ce4" office:value-type="float" office:value="19.11" calcext:value-type="float">
            <text:p>19.11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11:44:13.44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7-01-09T17:30:48.514000000</dc:date>
    <meta:editing-duration>P8DT8H8M31S</meta:editing-duration>
    <meta:editing-cycles>130</meta:editing-cycles>
    <meta:generator>LibreOffice/5.1.1.3$Windows_x86 LibreOffice_project/89f508ef3ecebd2cfb8e1def0f0ba9a803b88a6d</meta:generator>
    <meta:document-statistic meta:table-count="1" meta:cell-count="413" meta:object-count="0"/>
  </office:meta>
</office:document-meta>
</file>